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12.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06pt solid #cccccc" fo:padding="0.101cm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cccccc" fo:padding="0.101cm"/>
      <style:paragraph-properties fo:text-align="start" fo:margin-left="0cm"/>
      <style:text-properties style:font-name="Liberation Sans"/>
    </style:style>
    <style:style style:name="ce16" style:family="table-cell" style:parent-style-name="Default">
      <style:table-cell-properties fo:padding="0.101cm"/>
      <style:text-properties style:font-name="Liberation Sans"/>
    </style:style>
    <style:style style:name="ce17" style:family="table-cell" style:parent-style-name="Default">
      <style:table-cell-properties fo:border="0.06pt solid #cccccc" fo:padding="0.101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="0.06pt solid #cccccc" fo:padding="0.101cm"/>
      <style:text-properties style:font-name="Liberation Sans"/>
    </style:style>
    <style:style style:name="ce19" style:family="table-cell" style:parent-style-name="Default">
      <style:table-cell-properties fo:border="0.06pt solid #cccccc" fo:padding="0.101cm"/>
    </style:style>
    <style:style style:name="ce20" style:family="table-cell" style:parent-style-name="Default" style:data-style-name="N108">
      <style:table-cell-properties fo:border="0.06pt solid #cccccc" fo:padding="0.101cm"/>
      <style:text-properties style:font-name="Liberation Sans"/>
    </style:style>
    <style:style style:name="ce21" style:family="table-cell" style:parent-style-name="Default" style:data-style-name="N108">
      <style:table-cell-properties style:text-align-source="fix" style:repeat-content="false" fo:border="0.06pt solid #cccccc" fo:padding="0.101cm"/>
      <style:paragraph-properties fo:text-align="end" fo:margin-left="0cm"/>
      <style:text-properties style:font-name="Liberation Sans"/>
    </style:style>
    <style:style style:name="ce23" style:family="table-cell" style:parent-style-name="Default" style:data-style-name="N108">
      <style:table-cell-properties fo:border="0.06pt solid #cccccc" fo:padding="0.101cm"/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108">
      <style:table-cell-properties fo:padding="0.101cm"/>
      <style:text-properties style:font-name="Liberation Sans"/>
    </style:style>
    <style:style style:name="ce25" style:family="table-cell" style:parent-style-name="Default" style:data-style-name="N109">
      <style:table-cell-properties fo:border="0.06pt solid #cccccc" fo:padding="0.101cm"/>
      <style:text-properties style:font-name="Liberation Sans"/>
    </style:style>
    <style:style style:name="ce26" style:family="table-cell" style:parent-style-name="Default" style:data-style-name="N109">
      <style:table-cell-properties style:text-align-source="fix" style:repeat-content="false" fo:border="0.06pt solid #cccccc" fo:padding="0.101cm"/>
      <style:paragraph-properties fo:text-align="end" fo:margin-left="0cm"/>
      <style:text-properties style:font-name="Liberation Sans"/>
    </style:style>
    <style:style style:name="ce31" style:family="table-cell" style:parent-style-name="Default" style:data-style-name="N109"/>
    <style:style style:name="ce32" style:family="table-cell" style:parent-style-name="Default" style:data-style-name="N109">
      <style:table-cell-properties fo:border="0.06pt solid #cccccc" fo:padding="0.101cm"/>
      <style:text-properties style:font-name="Liberation Sans" fo:font-weight="bold" style:font-weight-asian="bold" style:font-weight-complex="bold"/>
    </style:style>
    <style:style style:name="ce33" style:family="table-cell" style:parent-style-name="Default" style:data-style-name="N109">
      <style:table-cell-properties fo:padding="0.101cm"/>
      <style:text-properties style:font-name="Liberation Sans"/>
    </style:style>
    <style:style style:name="ce13" style:family="table-cell" style:parent-style-name="Default">
      <style:table-cell-properties fo:padding="0.101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2"/>
        <table:table-column table:style-name="co2" table:default-cell-style-name="ce16"/>
        <table:table-column table:style-name="co3" table:default-cell-style-name="ce16"/>
        <table:table-column table:style-name="co4" table:default-cell-style-name="ce24"/>
        <table:table-column table:style-name="co5" table:default-cell-style-name="ce33"/>
        <table:table-column table:style-name="co6" table:default-cell-style-name="ce16"/>
        <table:table-column table:style-name="co7" table:number-columns-repeated="1015" table:default-cell-style-name="ce16"/>
        <table:table-column table:style-name="co7" table:number-columns-repeated="2" table:default-cell-style-name="ce14"/>
        <table:table-row table:style-name="ro1">
          <table:table-cell table:style-name="ce5" office:value-type="string" calcext:value-type="string" table:number-columns-spanned="6" table:number-rows-spanned="1">
            <text:p>DIY DMX-Pixel-Tubes</text:p>
          </table:table-cell>
          <table:covered-table-cell table:number-columns-repeated="2"/>
          <table:covered-table-cell table:number-columns-repeated="2" table:style-name="ce16"/>
          <table:covered-table-cell/>
          <table:table-cell table:number-columns-repeated="1017"/>
        </table:table-row>
        <table:table-row table:style-name="ro2">
          <table:table-cell table:number-columns-repeated="3"/>
          <table:table-cell table:style-name="ce1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Menge</text:p>
          </table:table-cell>
          <table:table-cell table:style-name="ce17" office:value-type="string" calcext:value-type="string">
            <text:p>Bezeichnung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Gesamtpreis</text:p>
          </table:table-cell>
          <table:table-cell table:style-name="ce17" office:value-type="string" calcext:value-type="string">
            <text:p>R.Nr.</text:p>
          </table:table-cell>
          <table:table-cell table:style-name="ce17" office:value-type="string" calcext:value-type="string">
            <text:p>Kommentar</text:p>
          </table:table-cell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3"/>
          <table:table-cell table:style-name="ce17" table:number-columns-repeated="5"/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50m Netzkabel</text:p>
          </table:table-cell>
          <table:table-cell table:style-name="ce18" office:value-type="string" calcext:value-type="string">
            <text:p><text:a xlink:href="https://www.ebay.de/itm/291616928870" xlink:type="simple">eBay</text:a></text:p>
          </table:table-cell>
          <table:table-cell table:style-name="ce20" table:formula="of:=37.99+4.9" office:value-type="currency" office:currency="EUR" office:value="42.89" calcext:value-type="currency">
            <text:p>42,89 €</text:p>
          </table:table-cell>
          <table:table-cell table:style-name="ce25" office:value-type="float" office:value="1" calcext:value-type="float">
            <text:p>01</text:p>
          </table:table-cell>
          <table:table-cell table:style-name="ce18" office:value-type="string" calcext:value-type="string">
            <text:p>ca. 2m pro Tube, Rest für Verlängerungskabel. 3x1,5mm², Außen-ø ca. 10mm</text:p>
          </table:table-cell>
          <table:table-cell table:number-columns-repeated="1017"/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SP13-3 Stecker Set männlich / weiblich</text:p>
          </table:table-cell>
          <table:table-cell table:style-name="ce18" office:value-type="string" calcext:value-type="string">
            <text:p><text:a xlink:href="https://de.aliexpress.com/item/SP13-Docking-Waterproof-Aviation-connector-IP68-LED-power-Cable-Connector-In-line-cable-connector-auto-electrical/32757350880.html" xlink:type="simple">AliExpress</text:a></text:p>
          </table:table-cell>
          <table:table-cell table:style-name="ce20" office:value-type="currency" office:currency="EUR" office:value="53.17" calcext:value-type="currency">
            <text:p>53,17 €</text:p>
          </table:table-cell>
          <table:table-cell table:style-name="ce25" office:value-type="float" office:value="2" calcext:value-type="float">
            <text:p>02</text:p>
          </table:table-cell>
          <table:table-cell table:style-name="ce18" office:value-type="string" calcext:value-type="string">
            <text:p>1 Set pro Tube, 1 weiblich pro Netzteilausgang, Rest für Verlängerungskabel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5er-Set Step-Down-Converter</text:p>
          </table:table-cell>
          <table:table-cell table:style-name="ce18" office:value-type="string" calcext:value-type="string">
            <text:p><text:a xlink:href="https://www.ebay.de/itm/5x-Voltage-Regulator-5-24V-to-5V-3A-Step-Down-Buck-Converter-Power-Module-TE818/272928095767?_trkparms=aid%3D111001%26algo%3DREC.SEED%26ao%3D1%26asc%3D52978%26meid%3D6d1e2bdaf7ff4a5c8d3bbb730a2c5f29%26pid%3D100678%26rk%3D1%26rkt%3D6%26mehot%3Dag%26sd%3D272928095767%26itm%3D272928095767&amp;_trksid=p2481888.c100678.m3607&amp;_trkparms=pageci%3A2d7784ed-821d-11e8-9762-74dbd1801d73%7Cparentrq%3A763fbe081640ab673087450afff14a93%7Ciid%3A1" xlink:type="simple">eBay</text:a></text:p>
          </table:table-cell>
          <table:table-cell table:style-name="ce20" table:formula="of:=19.89" office:value-type="currency" office:currency="EUR" office:value="19.89" calcext:value-type="currency">
            <text:p>19,89 €</text:p>
          </table:table-cell>
          <table:table-cell table:style-name="ce25" office:value-type="float" office:value="3" calcext:value-type="float">
            <text:p>03</text:p>
          </table:table-cell>
          <table:table-cell table:style-name="ce18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Wemos Lolin32 Lite (ESP32 dev board)</text:p>
          </table:table-cell>
          <table:table-cell table:style-name="ce18" office:value-type="string" calcext:value-type="string">
            <text:p><text:a xlink:href="https://www.ebay.de/itm/ESP32-WEMOS-LOLIN32-Lite-V1-0-0-Wifi-Bluetooth-Card-Rev1-MicroPython-4MB-FLASH/232681540145?hash=item362ce68a31:g:Ye4AAOSwUqtalja2" xlink:type="simple">eBay</text:a></text:p>
          </table:table-cell>
          <table:table-cell table:style-name="ce20" table:formula="of:=14*5.05" office:value-type="currency" office:currency="EUR" office:value="70.7" calcext:value-type="currency">
            <text:p>70,70 €</text:p>
          </table:table-cell>
          <table:table-cell table:style-name="ce25" office:value-type="float" office:value="4" calcext:value-type="float">
            <text:p>04</text:p>
          </table:table-cell>
          <table:table-cell table:style-name="ce18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Nachkauf Lolin32 Lite</text:p>
          </table:table-cell>
          <table:table-cell table:style-name="ce18"/>
          <table:table-cell table:style-name="ce20" table:formula="of:=44.16+23.02+23.02+35.97" office:value-type="currency" office:currency="EUR" office:value="126.17" calcext:value-type="currency">
            <text:p>126,17 €</text:p>
          </table:table-cell>
          <table:table-cell table:style-name="ce25" office:value-type="float" office:value="5" calcext:value-type="float">
            <text:p>05</text:p>
          </table:table-cell>
          <table:table-cell table:style-name="ce18" office:value-type="string" calcext:value-type="string">
            <text:p>so teuer, weil schneller Versand aus Deutschland nötig war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5m WS2812B LED-Strip</text:p>
          </table:table-cell>
          <table:table-cell table:style-name="ce19" office:value-type="string" calcext:value-type="string">
            <text:p><text:a xlink:href="https://de.aliexpress.com/item/WS2812B-5050-RGB-LED-Strip-5M-150-300-Leds-144-30LED-M-Individual-Addressable-5V/32776589396.html?spm=a2g0x.search0104.3.2.316510d3ye0PcH&amp;ws_ab_test=searchweb0_0,searchweb201602_3_10320_10152_10151_10065_10321_10344_10068_10342_10547_10343_10322_10340_10548_10341_10696_10084_10083_10618_10304_10307_10820_10821_10302_10843_10059_100031_10319_10103_524_10624_10623_10622_10621_10620,searchweb201603_12,ppcSwitch_5&amp;algo_expid=ec17bba9-f5ad-4012-a5b8-c5dcb3ce3f5a-0&amp;algo_pvid=ec17bba9-f5ad-4012-a5b8-c5dcb3ce3f5a&amp;priceBeautifyAB=0" xlink:type="simple">AliExpress</text:a></text:p>
          </table:table-cell>
          <table:table-cell table:style-name="ce20" office:value-type="currency" office:currency="EUR" office:value="28.31" calcext:value-type="currency">
            <text:p>28,31 €</text:p>
          </table:table-cell>
          <table:table-cell table:style-name="ce25" office:value-type="float" office:value="6" calcext:value-type="float">
            <text:p>06</text:p>
          </table:table-cell>
          <table:table-cell table:style-name="ce18" office:value-type="string" calcext:value-type="string">
            <text:p>30 LEDs pro Meter bzw.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0er-Set Kabelführung</text:p>
          </table:table-cell>
          <table:table-cell table:style-name="ce18" office:value-type="string" calcext:value-type="string">
            <text:p><text:a xlink:href="https://www.ebay.de/itm/20-X-Kabelfuhrung-Kabelhalter-selbstklebend-Kabelklemme-Clip-Organiser-Schwarz/142772020251?hash=item213de0241b:m:mpEZaBnDV_8ggkVO_7efs3Q" xlink:type="simple">eBay</text:a></text:p>
          </table:table-cell>
          <table:table-cell table:style-name="ce20" table:formula="of:=2*1.39" office:value-type="currency" office:currency="EUR" office:value="2.78" calcext:value-type="currency">
            <text:p>2,78 €</text:p>
          </table:table-cell>
          <table:table-cell table:style-name="ce25" office:value-type="float" office:value="7" calcext:value-type="float">
            <text:p>07</text:p>
          </table:table-cell>
          <table:table-cell table:style-name="ce18" office:value-type="string" calcext:value-type="string">
            <text:p>2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microUSB Verlängerung</text:p>
          </table:table-cell>
          <table:table-cell table:style-name="ce18" office:value-type="string" calcext:value-type="string">
            <text:p><text:a xlink:href="https://www.ebay.de/itm/Micro-USB-2-0-Typ-B-Stecker-auf-Buchse-M-F-Verlangerung-Extender-Ladekabel-PTY/273207232069?hash=item3f9c6b8645:g:pQcAAOSwnH1WYV1A" xlink:type="simple">eBay</text:a></text:p>
          </table:table-cell>
          <table:table-cell table:style-name="ce20" office:value-type="currency" office:currency="EUR" office:value="11.64" calcext:value-type="currency">
            <text:p>11,64 €</text:p>
          </table:table-cell>
          <table:table-cell table:style-name="ce25" office:value-type="float" office:value="8" calcext:value-type="float">
            <text:p>08</text:p>
          </table:table-cell>
          <table:table-cell table:style-name="ce18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etzteil</text:p>
          </table:table-cell>
          <table:table-cell table:style-name="ce18" office:value-type="string" calcext:value-type="string">
            <text:p><text:a xlink:href="https://www.ebay.de/itm/352287828009?ul_noapp=true" xlink:type="simple">eBay</text:a></text:p>
          </table:table-cell>
          <table:table-cell table:style-name="ce20" office:value-type="currency" office:currency="EUR" office:value="19.99" calcext:value-type="currency">
            <text:p>19,99 €</text:p>
          </table:table-cell>
          <table:table-cell table:style-name="ce25" office:value-type="float" office:value="9" calcext:value-type="float">
            <text:p>09</text:p>
          </table:table-cell>
          <table:table-cell table:style-name="ce18" office:value-type="string" calcext:value-type="string">
            <text:p>24V, 10A, 3 Ausgänge</text:p>
          </table:table-cell>
          <table:table-cell table:number-columns-repeated="1017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20x Batteriestecker</text:p>
          </table:table-cell>
          <table:table-cell table:style-name="ce18" office:value-type="string" calcext:value-type="string">
            <text:p><text:a xlink:href="https://www.ebay.de/itm/183089254014" xlink:type="simple">eBay</text:a></text:p>
          </table:table-cell>
          <table:table-cell table:style-name="ce20" office:value-type="currency" office:currency="EUR" office:value="6.98" calcext:value-type="currency">
            <text:p>6,98 €</text:p>
          </table:table-cell>
          <table:table-cell table:style-name="ce25" office:value-type="float" office:value="10" calcext:value-type="float">
            <text:p>10</text:p>
          </table:table-cell>
          <table:table-cell table:style-name="ce18" office:value-type="string" calcext:value-type="string">
            <text:p>1 pro Tube, Anschluss an Step-Down-Converter</text:p>
          </table:table-cell>
          <table:table-cell table:number-columns-repeated="1017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Endkappen</text:p>
          </table:table-cell>
          <table:table-cell table:style-name="ce18" office:value-type="string" calcext:value-type="string">
            <text:p><text:a xlink:href="https://www.ebay.de/itm/113026734419?var=413388731098" xlink:type="simple">eBay</text:a></text:p>
          </table:table-cell>
          <table:table-cell table:style-name="ce20" office:value-type="currency" office:currency="EUR" office:value="20.25" calcext:value-type="currency">
            <text:p>20,25 €</text:p>
          </table:table-cell>
          <table:table-cell table:style-name="ce25"/>
          <table:table-cell table:style-name="ce15" office:value-type="string" calcext:value-type="string">
            <text:p>2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lu Rechteckrohr</text:p>
          </table:table-cell>
          <table:table-cell table:style-name="ce18" office:value-type="string" calcext:value-type="string">
            <text:p><text:a xlink:href="https://www.ebay.de/itm/142095005796?var=441206992271" xlink:type="simple">eBay</text:a></text:p>
          </table:table-cell>
          <table:table-cell table:style-name="ce20" office:value-type="currency" office:currency="EUR" office:value="15.77" calcext:value-type="currency">
            <text:p>15,77 €</text:p>
          </table:table-cell>
          <table:table-cell table:style-name="ce25"/>
          <table:table-cell table:style-name="ce18" office:value-type="string" calcext:value-type="string">
            <text:p>Ca 200 mm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U Profil </text:p>
          </table:table-cell>
          <table:table-cell table:style-name="ce18" office:value-type="string" calcext:value-type="string">
            <text:p><text:a xlink:href="https://www.ebay.de/itm/192258434084?var=492188096226" xlink:type="simple">eBay</text:a></text:p>
          </table:table-cell>
          <table:table-cell table:style-name="ce20" office:value-type="currency" office:currency="EUR" office:value="62.8" calcext:value-type="currency">
            <text:p>62,80 €</text:p>
          </table:table-cell>
          <table:table-cell table:style-name="ce25"/>
          <table:table-cell table:style-name="ce18" office:value-type="string" calcext:value-type="string">
            <text:p>Eigentlicher Körper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2k Vergussmasse</text:p>
          </table:table-cell>
          <table:table-cell table:style-name="ce18" office:value-type="string" calcext:value-type="string">
            <text:p><text:a xlink:href="https://www.amazon.de/gp/product/B074T1GV7G/ref=ox_sc_act_title_1?smid=A233173JWUGV1R&amp;psc=1" xlink:type="simple">Amazon</text:a></text:p>
          </table:table-cell>
          <table:table-cell table:style-name="ce21" office:value-type="currency" office:currency="EUR" office:value="89.7" calcext:value-type="currency">
            <text:p>89,70 €</text:p>
          </table:table-cell>
          <table:table-cell table:style-name="ce26"/>
          <table:table-cell table:style-name="ce18" office:value-type="string" calcext:value-type="string">
            <text:p>Ca 300 ml pro Tube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2m Alu Schiene C Profil</text:p>
          </table:table-cell>
          <table:table-cell table:style-name="ce18" office:value-type="string" calcext:value-type="string">
            <text:p><text:a xlink:href="https://www.amazon.de/gp/product/B07CBHQNWJ/ref=ox_sc_act_title_2?smid=AX5VF8V55F4TS&amp;psc=1" xlink:type="simple">Amazon</text:a></text:p>
          </table:table-cell>
          <table:table-cell table:style-name="ce20" office:value-type="currency" office:currency="EUR" office:value="16.2" calcext:value-type="currency">
            <text:p>16,20 €</text:p>
          </table:table-cell>
          <table:table-cell table:style-name="ce25"/>
          <table:table-cell table:style-name="ce18" office:value-type="string" calcext:value-type="string">
            <text:p>Für M10 schraub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?</text:p>
          </table:table-cell>
          <table:table-cell table:style-name="ce18" office:value-type="string" calcext:value-type="string">
            <text:p>Acrylglas </text:p>
          </table:table-cell>
          <table:table-cell table:style-name="ce18" office:value-type="string" calcext:value-type="string">
            <text:p>?</text:p>
          </table:table-cell>
          <table:table-cell table:style-name="ce20" office:value-type="currency" office:currency="EUR" office:value="80" calcext:value-type="currency">
            <text:p>80,00 €</text:p>
          </table:table-cell>
          <table:table-cell table:style-name="ce25"/>
          <table:table-cell table:style-name="ce18" office:value-type="string" calcext:value-type="string">
            <text:p>Preis ca.</text:p>
          </table:table-cell>
          <table:table-cell table:number-columns-repeated="1017"/>
        </table:table-row>
        <table:table-row table:style-name="ro2">
          <table:table-cell table:style-name="ce15"/>
          <table:table-cell table:style-name="ce18" table:number-columns-repeated="2"/>
          <table:table-cell table:style-name="Default"/>
          <table:table-cell table:style-name="ce31"/>
          <table:table-cell table:style-name="ce18"/>
          <table:table-cell table:number-columns-repeated="1017"/>
        </table:table-row>
        <table:table-row table:style-name="ro2">
          <table:table-cell table:style-name="ce15"/>
          <table:table-cell table:style-name="ce18"/>
          <table:table-cell table:style-name="ce17" office:value-type="string" calcext:value-type="string">
            <text:p>Summe</text:p>
          </table:table-cell>
          <table:table-cell table:style-name="ce23" table:formula="of:=SUM([.D5:.D21])" office:value-type="currency" office:currency="EUR" office:value="667.24" calcext:value-type="currency">
            <text:p>667,24 €</text:p>
          </table:table-cell>
          <table:table-cell table:style-name="ce32"/>
          <table:table-cell table:style-name="ce18"/>
          <table:table-cell table:number-columns-repeated="1017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pro Tube</text:p>
          </table:table-cell>
          <table:table-cell table:formula="of:=[.D22]/12" office:value-type="currency" office:currency="EUR" office:value="55.6033333333333" calcext:value-type="currency">
            <text:p>55,60 €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7T21:21:48.344419394</meta:creation-date>
    <dc:date>2022-12-12T22:30:35.584826564</dc:date>
    <meta:editing-duration>PT19H45M25S</meta:editing-duration>
    <meta:editing-cycles>61</meta:editing-cycles>
    <meta:generator>LibreOffice/7.4.2.3$Linux_X86_64 LibreOffice_project/40$Build-3</meta:generator>
    <meta:document-statistic meta:table-count="1" meta:cell-count="100" meta:object-count="0"/>
  </office:meta>
</office:document-meta>
</file>